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37d17"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9115c"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6f33c" style:font-style-asian="normal" style:font-style-complex="normal"/>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1fd15c"/>
    </style:style>
    <style:style style:name="T77" style:family="text">
      <style:text-properties officeooo:rsid="00219966"/>
    </style:style>
    <style:style style:name="T78" style:family="text">
      <style:text-properties officeooo:rsid="00231035"/>
    </style:style>
    <style:style style:name="T79" style:family="text">
      <style:text-properties officeooo:rsid="00237d17"/>
    </style:style>
    <style:style style:name="T80" style:family="text">
      <style:text-properties officeooo:rsid="0026b5a0"/>
    </style:style>
    <style:style style:name="T81" style:family="text">
      <style:text-properties officeooo:rsid="0029115c"/>
    </style:style>
    <style:style style:name="T82" style:family="text">
      <style:text-properties officeooo:rsid="002c387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2"/>
      <text:h text:style-name="P153"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3"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5823257895611592061"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3"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text:span text:style-name="T76">Хвала Селестии</text:span>,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text:span text:style-name="T77">из</text:span>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text:span text:style-name="T78">вещи</text:span>.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Я закрыл пенал и сунул его во внутренний карман куртки.</text:p>
      <text:p text:style-name="P47"><text:soft-page-break/>–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text:span text:style-name="T79">постучал костяшками пальцев по шкафу</text:span>.</text:p>
      <text:p text:style-name="P47"/>
      <text:p text:style-name="P149">–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text:span text:style-name="T79">Вот, к</text:span> 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text:soft-page-break/>бы всё прекратить прямо на ней. Я же тебя переспрашивал, что ты хочешь? <text:span text:style-name="T80">Ты же сама меня попросила! </text:span>Зачем сейчас вести себя так, будто всё нормально? Или для тебя это в порядке вещей: поигралась — <text:s/>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150">Наконец Селестия глубоко выдохнула <text:s/><text:span text:style-name="T81">и </text:span>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text:span text:style-name="T82">Идём, Анон</text:span>. Я хочу показать тебе Эквестрию. – тихо сказала она.</text:p>
      <text:p text:style-name="P47"/>
      <text:p text:style-name="P47">Аликорница продолжила прогулку. Я плёлся за ней, сгорая от стыда и кляня себя последними словами. Мне хотелось провалиться под землю, <text:span text:style-name="T82">желательно в самое пекло</text:span>.</text:p>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
      <text:p text:style-name="P47"><text:soft-page-break/>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151">–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151"/>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Я с трудом оторвал взгляд от счастливой тройки.</text:p>
      <text:p text:style-name="P47">– Проблемы? Что за проблемы? Извини, я таки прослушал.</text:p>
      <text:p text:style-name="P47"><text:soft-page-break/>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text:soft-page-break/>–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text:soft-page-break/>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text:soft-page-break/>–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oft-page-break/><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oft-page-break/><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text:soft-page-break/>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text:soft-page-break/>–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text:soft-page-break/>–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text:soft-page-break/>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text:soft-page-break/>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text:soft-page-break/>“…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soft-page-break/>…</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text:soft-page-break/>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text:soft-page-break/>–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oft-page-break/>–<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text:soft-page-break/>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oft-page-break/><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text:soft-page-break/>–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text:soft-page-break/>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text:soft-page-break/>–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text:soft-page-break/>–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text:soft-page-break/>–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oft-page-break/><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text:soft-page-break/>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text:soft-page-break/>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text:soft-page-break/>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text:soft-page-break/>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text:soft-page-break/>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text:soft-page-break/>–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text:soft-page-break/>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text:soft-page-break/>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text:soft-page-break/>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text:soft-page-break/>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text:soft-page-break/>–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soft-page-break/>…</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oft-page-break/><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text:soft-page-break/>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text:soft-page-break/>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text:soft-page-break/>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text:soft-page-break/></text:p>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5"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text:soft-page-break/>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text:soft-page-break/></text:p>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text:soft-page-break/>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text:soft-page-break/>–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3"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soft-page-break/>…</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text:soft-page-break/>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text:soft-page-break/>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text:soft-page-break/>–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text:soft-page-break/></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text:soft-page-break/>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text:soft-page-break/>–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text:soft-page-break/>–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text:soft-page-break/>–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text:soft-page-break/></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17T17:19:05.020210160</dc:date>
    <meta:editing-duration>P149DT13H4M43S</meta:editing-duration>
    <meta:editing-cycles>9450</meta:editing-cycles>
    <meta:generator>LibreOffice/5.1.6.2$Linux_X86_64 LibreOffice_project/10m0$Build-2</meta:generator>
    <meta:printed-by>макс </meta:printed-by>
    <meta:print-date>2017-08-23T21:51:29.95</meta:print-date>
    <meta:document-statistic meta:table-count="0" meta:image-count="0" meta:object-count="0" meta:page-count="239" meta:paragraph-count="4760" meta:word-count="101584" meta:character-count="673212" meta:non-whitespace-character-count="571903"/>
  </office:meta>
</office:document-meta>
</file>